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1.637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1.63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1.63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869cm"/>
      <style:paragraph-properties style:writing-mode="lr-tb"/>
    </style:style>
    <style:style style:name="gr6" style:family="graphic" style:parent-style-name="standard">
      <style:graphic-properties draw:stroke="none" draw:fill="none" fo:min-height="0.84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11" style:family="graphic" style:parent-style-name="standard">
      <style:graphic-properties draw:stroke="none" draw:fill="none" fo:min-height="0.543cm"/>
      <style:paragraph-properties style:writing-mode="lr-tb"/>
    </style:style>
    <style:style style:name="gr12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MU Serif" fo:font-size="13pt" style:font-size-asian="20pt" style:font-size-complex="20pt"/>
    </style:style>
    <style:style style:name="P2" style:family="paragraph">
      <loext:graphic-properties draw:fill="none"/>
      <style:paragraph-properties fo:text-align="center" style:writing-mode="lr-tb"/>
      <style:text-properties style:font-name="CMU Serif" fo:font-size="13pt" style:font-size-asian="20pt" style:font-size-complex="20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style:text-properties fo:font-size="13pt"/>
    </style:style>
    <style:style style:name="P5" style:family="paragraph">
      <loext:graphic-properties draw:fill="none"/>
      <style:paragraph-properties style:writing-mode="lr-tb"/>
      <style:text-properties fo:font-size="13pt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  <style:text-properties fo:font-size="13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style:paragraph-properties fo:text-align="center"/>
      <style:text-properties fo:font-size="13pt"/>
    </style:style>
    <style:style style:name="P1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font-name="CMU Serif" style:font-size-asian="20pt" style:font-size-complex="20pt"/>
    </style:style>
    <style:style style:name="T2" style:family="text">
      <style:text-properties style:font-name="CMU Serif" style:font-name-asian="Liberation Sans2" style:font-size-asian="20pt" style:font-name-complex="Liberation Sans2" style:font-size-complex="20pt"/>
    </style:style>
    <style:style style:name="T3" style:family="text">
      <style:text-properties style:text-position="33% 58%" style:font-name="CMU Serif" fo:font-weight="bold" style:font-size-asian="20pt" style:font-weight-asian="bold" style:font-size-complex="20pt" style:font-weight-complex="bold"/>
    </style:style>
    <style:style style:name="T4" style:family="text">
      <style:text-properties style:font-name="CMU Serif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5" style:family="text">
      <style:text-properties style:font-name="CMU Serif" style:font-size-asian="13pt" style:font-size-complex="13pt"/>
    </style:style>
    <style:style style:name="T6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7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33cm" svg:height="1cm" svg:x="0.6cm" svg:y="0.1cm">
          <text:p text:style-name="P1"><text:span text:style-name="T1">a/a</text:span><text:span text:style-name="T2">→a: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232cm" svg:height="1cm" svg:x="0.601cm" svg:y="1.501cm">
          <text:p text:style-name="P1"><text:span text:style-name="T1">a/a</text:span><text:span text:style-name="T2">→a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231cm" svg:height="1cm" svg:x="0.602cm" svg:y="2.902cm">
          <text:p text:style-name="P1"><text:span text:style-name="T1">a/a</text:span><text:span text:style-name="T2">→a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.716cm" svg:y1="1.1cm" svg:x2="1.717cm" svg:y2="1.501cm" draw:start-shape="id1" draw:start-glue-point="2" draw:end-shape="id2" draw:end-glue-point="0" svg:d="M1716 1100l1 401" svg:viewBox="0 0 2 402">
          <text:p/>
        </draw:connector>
        <draw:connector draw:style-name="gr4" draw:text-style-name="P3" draw:layer="layout" draw:type="line" svg:x1="1.717cm" svg:y1="2.501cm" svg:x2="1.717cm" svg:y2="2.902cm" draw:start-shape="id2" draw:start-glue-point="2" draw:end-shape="id3" draw:end-glue-point="0" svg:d="M1717 2501v401" svg:viewBox="0 0 1 402">
          <text:p/>
        </draw:connector>
        <draw:custom-shape draw:style-name="gr3" draw:text-style-name="P2" xml:id="id4" draw:id="id4" draw:layer="layout" svg:width="2.231cm" svg:height="1cm" svg:x="0.602cm" svg:y="4.303cm">
          <text:p text:style-name="P1"><text:span text:style-name="T1">a</text:span><text:span text:style-name="T3">3</text:span><text:span text:style-name="T1">/a</text:span><text:span text:style-name="T3">3</text:span><text:span text:style-name="T2">→a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.717cm" svg:y1="3.902cm" svg:x2="1.717cm" svg:y2="4.303cm" draw:start-shape="id3" draw:start-glue-point="2" draw:end-shape="id4" draw:end-glue-point="0" svg:d="M1717 3902v401" svg:viewBox="0 0 1 402">
          <text:p/>
        </draw:connector>
        <draw:connector draw:style-name="gr4" draw:text-style-name="P3" draw:layer="layout" draw:line-skew="0.166cm" svg:x1="2.833cm" svg:y1="0.6cm" svg:x2="2.833cm" svg:y2="4.803cm" draw:start-shape="id1" draw:start-glue-point="1" draw:end-shape="id4" draw:end-glue-point="1" svg:d="M2833 600h667v4203h-667" svg:viewBox="0 0 668 4204">
          <text:p/>
        </draw:connector>
        <draw:connector draw:style-name="gr4" draw:text-style-name="P3" draw:layer="layout" draw:line-skew="-0.085cm" svg:x1="2.833cm" svg:y1="2.001cm" svg:x2="2.833cm" svg:y2="4.803cm" draw:start-shape="id2" draw:start-glue-point="1" draw:end-shape="id4" draw:end-glue-point="1" svg:d="M2833 2001h417v2802h-417" svg:viewBox="0 0 418 2803">
          <text:p/>
        </draw:connector>
        <draw:frame draw:style-name="gr5" draw:text-style-name="P5" draw:layer="layout" svg:width="0.858cm" svg:height="1.119cm" svg:x="-0.1cm" svg:y="4.4cm">
          <draw:text-box>
            <text:p text:style-name="P4"><text:span text:style-name="T4">w</text:span></text:p>
          </draw:text-box>
        </draw:frame>
        <draw:frame draw:style-name="gr6" draw:text-style-name="P6" draw:layer="layout" svg:width="0.858cm" svg:height="1.09cm" svg:x="-0.1cm" svg:y="3cm">
          <draw:text-box>
            <text:p text:style-name="P4"><text:span text:style-name="T2">z</text:span></text:p>
          </draw:text-box>
        </draw:frame>
        <draw:frame draw:style-name="gr6" draw:text-style-name="P6" draw:layer="layout" svg:width="0.858cm" svg:height="1.09cm" svg:x="-0.1cm" svg:y="1.6cm">
          <draw:text-box>
            <text:p text:style-name="P4"><text:span text:style-name="T2">y</text:span></text:p>
          </draw:text-box>
        </draw:frame>
        <draw:frame draw:style-name="gr6" draw:text-style-name="P6" draw:layer="layout" svg:width="0.858cm" svg:height="1.09cm" svg:x="-0.1cm" svg:y="0.2cm">
          <draw:text-box>
            <text:p text:style-name="P4"><text:span text:style-name="T2">x</text:span></text:p>
          </draw:text-box>
        </draw:frame>
        <draw:custom-shape draw:style-name="gr7" draw:text-style-name="P8" xml:id="id5" draw:id="id5" draw:layer="layout" svg:width="0.75cm" svg:height="0.75cm" svg:x="3.9cm" svg:y="2.15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0.75cm" svg:height="0.75cm" svg:x="6.1cm" svg:y="2.15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0.75cm" svg:height="0.75cm" svg:x="8.5cm" svg:y="2.15cm">
          <text:p text:style-name="P7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0.75cm" svg:height="0.75cm" svg:x="10.8cm" svg:y="2.15cm">
          <text:p text:style-name="P7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65cm" svg:y1="2.525cm" svg:x2="6.1cm" svg:y2="2.525cm" draw:start-shape="id5" draw:start-glue-point="1" draw:end-shape="id6" draw:end-glue-point="3" svg:d="M4650 2525h1450" svg:viewBox="0 0 1451 1">
          <text:p/>
        </draw:connector>
        <draw:connector draw:style-name="gr4" draw:text-style-name="P3" draw:layer="layout" draw:type="line" svg:x1="6.85cm" svg:y1="2.525cm" svg:x2="8.5cm" svg:y2="2.525cm" draw:start-shape="id6" draw:start-glue-point="1" draw:end-shape="id7" draw:end-glue-point="3" svg:d="M6850 2525h1650" svg:viewBox="0 0 1651 1">
          <text:p/>
        </draw:connector>
        <draw:connector draw:style-name="gr4" draw:text-style-name="P3" draw:layer="layout" draw:type="line" svg:x1="9.25cm" svg:y1="2.525cm" svg:x2="10.8cm" svg:y2="2.525cm" draw:start-shape="id7" draw:start-glue-point="1" draw:end-shape="id8" draw:end-glue-point="3" svg:d="M9250 2525h1550" svg:viewBox="0 0 1551 1">
          <text:p/>
        </draw:connector>
        <draw:frame draw:style-name="gr11" draw:text-style-name="P10" draw:layer="layout" svg:width="1.854cm" svg:height="0.793cm" svg:x="4.446cm" svg:y="1.822cm">
          <draw:text-box>
            <text:p text:style-name="P9"><text:span text:style-name="T5">(+1,0)</text:span></text:p>
          </draw:text-box>
        </draw:frame>
        <draw:connector draw:style-name="gr4" draw:text-style-name="P3" draw:layer="layout" draw:type="curve" draw:line-skew="0.18cm" svg:x1="11.175cm" svg:y1="2.9cm" svg:x2="4.275cm" svg:y2="2.9cm" draw:start-shape="id8" draw:start-glue-point="2" draw:end-shape="id5" draw:end-glue-point="2" svg:d="M11175 2900c0 1021-6900 1021-6900 0" svg:viewBox="0 0 6901 767">
          <text:p/>
        </draw:connector>
        <draw:frame draw:style-name="gr11" draw:text-style-name="P11" draw:layer="layout" svg:width="1.65cm" svg:height="0.793cm" svg:x="6.7cm" svg:y="2.915cm">
          <draw:text-box>
            <text:p text:style-name="P9"><text:span text:style-name="T5">(-3,1)</text:span></text:p>
          </draw:text-box>
        </draw:frame>
        <draw:frame draw:style-name="gr12" draw:text-style-name="P13" draw:layer="layout" svg:width="4cm" svg:height="0.819cm" svg:x="5.8cm" svg:y="3.85cm">
          <draw:text-box>
            <text:p text:style-name="P12"><text:span text:style-name="T6">LTS of neuron </text:span><text:span text:style-name="T7">w</text:span></text:p>
          </draw:text-box>
        </draw:frame>
        <draw:frame draw:style-name="gr11" draw:text-style-name="P10" draw:layer="layout" svg:width="1.854cm" svg:height="0.793cm" svg:x="6.646cm" svg:y="1.823cm">
          <draw:text-box>
            <text:p text:style-name="P9"><text:span text:style-name="T5">(+1,0)</text:span></text:p>
          </draw:text-box>
        </draw:frame>
        <draw:frame draw:style-name="gr11" draw:text-style-name="P10" draw:layer="layout" svg:width="1.854cm" svg:height="0.793cm" svg:x="9.146cm" svg:y="1.824cm">
          <draw:text-box>
            <text:p text:style-name="P9"><text:span text:style-name="T5">(+1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6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15:21:28.472593649</meta:creation-date>
    <dc:date>2021-06-14T01:25:40.301422690</dc:date>
    <meta:editing-duration>PT1H14M56S</meta:editing-duration>
    <meta:editing-cycles>28</meta:editing-cycles>
    <meta:generator>LibreOffice/7.1.3.2$Linux_X86_64 LibreOffice_project/10$Build-2</meta:generator>
    <meta:document-statistic meta:object-count="26"/>
  </office:meta>
</office:document-meta>
</file>